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029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Wave: W2, Outcome: covidHospOrDeath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MV adjusted incl HH size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>
            <text:p>White</text:p>
          </table:table-cell>
          <table:table-cell table:style-name="ce4" office:value-type="string">
            <text:p>South Asian</text:p>
          </table:table-cell>
        </table:table-row>
        <table:table-row table:style-name="ro1">
          <table:table-cell office:value-type="string">
            <text:p>Ethnicity: Whit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Household composition</text:p>
          </table:table-cell>
          <table:table-cell table:style-name="ce1" office:value-type="string">
            <text:p>Only 67+</text:p>
          </table:table-cell>
          <table:table-cell table:style-name="ce1" office:value-type="float" office:value="1898999">
            <text:p>1898999</text:p>
          </table:table-cell>
          <table:table-cell table:style-name="ce1" office:value-type="float" office:value="22767">
            <text:p>22767</text:p>
          </table:table-cell>
          <table:table-cell table:style-name="ce1" office:value-type="float" office:value="781980.65">
            <text:p>781980.65</text:p>
          </table:table-cell>
          <table:table-cell table:style-name="ce1" office:value-type="float" office:value="2911.45">
            <text:p>2911.45</text:p>
          </table:table-cell>
          <table:table-cell table:number-columns-repeated="5" table:style-name="ce2" office:value-type="float" office:value="1">
            <text:p>1</text:p>
          </table:table-cell>
        </table:table-row>
        <table:table-row table:style-name="ro1">
          <table:table-cell table:style-name="ce1"/>
          <table:table-cell table:style-name="ce1" office:value-type="string">
            <text:p>67+ &amp; 1 other gen</text:p>
          </table:table-cell>
          <table:table-cell table:style-name="ce1" office:value-type="float" office:value="463458">
            <text:p>463458</text:p>
          </table:table-cell>
          <table:table-cell table:style-name="ce1" office:value-type="float" office:value="4625">
            <text:p>4625</text:p>
          </table:table-cell>
          <table:table-cell table:style-name="ce1" office:value-type="float" office:value="191232.46">
            <text:p>191232.46</text:p>
          </table:table-cell>
          <table:table-cell table:style-name="ce1" office:value-type="float" office:value="2418.52">
            <text:p>2418.52</text:p>
          </table:table-cell>
          <table:table-cell table:style-name="ce1" office:value-type="string">
            <text:p>0.81 (0.78-0.83)</text:p>
          </table:table-cell>
          <table:table-cell table:style-name="ce1" office:value-type="string">
            <text:p>1.09 (1.06-1.13)</text:p>
          </table:table-cell>
          <table:table-cell table:style-name="ce1" office:value-type="string">
            <text:p>1.03 (1.00-1.07)</text:p>
          </table:table-cell>
          <table:table-cell table:style-name="ce1" office:value-type="string">
            <text:p>0.97 (0.93-1.02)</text:p>
          </table:table-cell>
          <table:table-cell table:style-name="ce1" office:value-type="string">
            <text:p>1.15 (0.99-1.34)</text:p>
          </table:table-cell>
        </table:table-row>
        <table:table-row table:style-name="ro1">
          <table:table-cell table:style-name="ce1"/>
          <table:table-cell table:style-name="ce1" office:value-type="string">
            <text:p>67+ &amp; &gt;1 other gen</text:p>
          </table:table-cell>
          <table:table-cell table:style-name="ce1" office:value-type="float" office:value="397729">
            <text:p>397729</text:p>
          </table:table-cell>
          <table:table-cell table:style-name="ce1" office:value-type="float" office:value="4140">
            <text:p>4140</text:p>
          </table:table-cell>
          <table:table-cell table:style-name="ce1" office:value-type="float" office:value="164041.11">
            <text:p>164041.11</text:p>
          </table:table-cell>
          <table:table-cell table:style-name="ce1" office:value-type="float" office:value="2523.76">
            <text:p>2523.76</text:p>
          </table:table-cell>
          <table:table-cell table:style-name="ce1" office:value-type="string">
            <text:p>0.86 (0.83-0.89)</text:p>
          </table:table-cell>
          <table:table-cell table:style-name="ce1" office:value-type="string">
            <text:p>1.00 (0.94-1.06)</text:p>
          </table:table-cell>
          <table:table-cell table:style-name="ce1" office:value-type="string">
            <text:p>0.99 (0.95-1.04)</text:p>
          </table:table-cell>
          <table:table-cell table:style-name="ce1" office:value-type="string">
            <text:p>0.86 (0.78-0.95)</text:p>
          </table:table-cell>
          <table:table-cell table:style-name="ce1" office:value-type="string">
            <text:p>1.23 (1.00-1.51)</text:p>
          </table:table-cell>
        </table:table-row>
        <table:table-row table:style-name="ro1">
          <table:table-cell office:value-type="string">
            <text:p>Age (3 splines)</text:p>
          </table:table-cell>
          <table:table-cell office:value-type="string">
            <text:p>Age1</text:p>
          </table:table-cell>
          <table:table-cell table:number-columns-repeated="7"/>
          <table:table-cell office:value-type="string">
            <text:p>1.02 (1.00-1.04)</text:p>
          </table:table-cell>
          <table:table-cell office:value-type="string">
            <text:p>1.03 (0.98-1.08)</text:p>
          </table:table-cell>
        </table:table-row>
        <table:table-row table:style-name="ro1">
          <table:table-cell/>
          <table:table-cell office:value-type="string">
            <text:p>Age2</text:p>
          </table:table-cell>
          <table:table-cell table:number-columns-repeated="7"/>
          <table:table-cell office:value-type="string">
            <text:p>1.22 (1.13-1.31)</text:p>
          </table:table-cell>
          <table:table-cell office:value-type="string">
            <text:p>1.09 (0.82-1.45)</text:p>
          </table:table-cell>
        </table:table-row>
        <table:table-row table:style-name="ro1">
          <table:table-cell/>
          <table:table-cell office:value-type="string">
            <text:p>Age3</text:p>
          </table:table-cell>
          <table:table-cell table:number-columns-repeated="7"/>
          <table:table-cell office:value-type="string">
            <text:p>0.65 (0.56-0.77)</text:p>
          </table:table-cell>
          <table:table-cell office:value-type="string">
            <text:p>0.85 (0.50-1.44)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float" office:value="1486538">
            <text:p>1486538</text:p>
          </table:table-cell>
          <table:table-cell office:value-type="float" office:value="15230">
            <text:p>15230</text:p>
          </table:table-cell>
          <table:table-cell office:value-type="float" office:value="613191.36">
            <text:p>613191.36</text:p>
          </table:table-cell>
          <table:table-cell office:value-type="float" office:value="2483.73">
            <text:p>2483.73</text:p>
          </table:table-cell>
          <table:table-cell table:number-columns-repeated="5" table:style-name="ce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ale</text:p>
          </table:table-cell>
          <table:table-cell office:value-type="float" office:value="1273648">
            <text:p>1273648</text:p>
          </table:table-cell>
          <table:table-cell office:value-type="float" office:value="16302">
            <text:p>16302</text:p>
          </table:table-cell>
          <table:table-cell office:value-type="float" office:value="524062.84">
            <text:p>524062.84</text:p>
          </table:table-cell>
          <table:table-cell office:value-type="float" office:value="3110.7">
            <text:p>3110.7</text:p>
          </table:table-cell>
          <table:table-cell office:value-type="string">
            <text:p>1.26 (1.23-1.28)</text:p>
          </table:table-cell>
          <table:table-cell office:value-type="string">
            <text:p>1.39 (1.36-1.42)</text:p>
          </table:table-cell>
          <table:table-cell table:number-columns-repeated="2" office:value-type="string">
            <text:p>1.21 (1.19-1.24)</text:p>
          </table:table-cell>
          <table:table-cell office:value-type="string">
            <text:p>1.29 (1.18-1.42)</text:p>
          </table:table-cell>
        </table:table-row>
        <table:table-row table:style-name="ro1">
          <table:table-cell office:value-type="string">
            <text:p>Obesity (4 categories)</text:p>
          </table:table-cell>
          <table:table-cell office:value-type="string">
            <text:p>No record of obesity</text:p>
          </table:table-cell>
          <table:table-cell office:value-type="float" office:value="2545937">
            <text:p>2545937</text:p>
          </table:table-cell>
          <table:table-cell office:value-type="float" office:value="29293">
            <text:p>29293</text:p>
          </table:table-cell>
          <table:table-cell office:value-type="float" office:value="1048496.8">
            <text:p>1048496.8</text:p>
          </table:table-cell>
          <table:table-cell office:value-type="float" office:value="2793.81">
            <text:p>2793.81</text:p>
          </table:table-cell>
          <table:table-cell table:number-columns-repeated="5" table:style-name="ce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bese I (30-34.9)</text:p>
          </table:table-cell>
          <table:table-cell office:value-type="float" office:value="140541">
            <text:p>140541</text:p>
          </table:table-cell>
          <table:table-cell office:value-type="float" office:value="1380">
            <text:p>1380</text:p>
          </table:table-cell>
          <table:table-cell office:value-type="float" office:value="58233.068">
            <text:p>58233.068</text:p>
          </table:table-cell>
          <table:table-cell office:value-type="float" office:value="2369.79">
            <text:p>2369.79</text:p>
          </table:table-cell>
          <table:table-cell office:value-type="string">
            <text:p>0.84 (0.79-0.88)</text:p>
          </table:table-cell>
          <table:table-cell office:value-type="string">
            <text:p>0.97 (0.91-1.02)</text:p>
          </table:table-cell>
          <table:table-cell office:value-type="string">
            <text:p>0.73 (0.70-0.78)</text:p>
          </table:table-cell>
          <table:table-cell office:value-type="string">
            <text:p>0.73 (0.69-0.77)</text:p>
          </table:table-cell>
          <table:table-cell office:value-type="string">
            <text:p>0.98 (0.82-1.17)</text:p>
          </table:table-cell>
        </table:table-row>
        <table:table-row table:style-name="ro1">
          <table:table-cell/>
          <table:table-cell office:value-type="string">
            <text:p>Obese II (35-39.9)</text:p>
          </table:table-cell>
          <table:table-cell office:value-type="float" office:value="51986">
            <text:p>51986</text:p>
          </table:table-cell>
          <table:table-cell office:value-type="float" office:value="569">
            <text:p>569</text:p>
          </table:table-cell>
          <table:table-cell office:value-type="float" office:value="21536.172">
            <text:p>21536.172</text:p>
          </table:table-cell>
          <table:table-cell office:value-type="float" office:value="2642.07">
            <text:p>2642.07</text:p>
          </table:table-cell>
          <table:table-cell office:value-type="string">
            <text:p>0.92 (0.84-1.00)</text:p>
          </table:table-cell>
          <table:table-cell office:value-type="string">
            <text:p>1.19 (1.09-1.30)</text:p>
          </table:table-cell>
          <table:table-cell office:value-type="string">
            <text:p>0.84 (0.77-0.92)</text:p>
          </table:table-cell>
          <table:table-cell office:value-type="string">
            <text:p>0.83 (0.76-0.90)</text:p>
          </table:table-cell>
          <table:table-cell office:value-type="string">
            <text:p>0.87 (0.62-1.23)</text:p>
          </table:table-cell>
        </table:table-row>
        <table:table-row table:style-name="ro1">
          <table:table-cell/>
          <table:table-cell office:value-type="string">
            <text:p>Obese III (40+)</text:p>
          </table:table-cell>
          <table:table-cell office:value-type="float" office:value="21722">
            <text:p>21722</text:p>
          </table:table-cell>
          <table:table-cell office:value-type="float" office:value="290">
            <text:p>290</text:p>
          </table:table-cell>
          <table:table-cell office:value-type="float" office:value="8988.2081">
            <text:p>8988.2081</text:p>
          </table:table-cell>
          <table:table-cell office:value-type="float" office:value="3226.45">
            <text:p>3226.45</text:p>
          </table:table-cell>
          <table:table-cell office:value-type="string">
            <text:p>1.11 (1.00-1.24)</text:p>
          </table:table-cell>
          <table:table-cell office:value-type="string">
            <text:p>1.64 (1.47-1.83)</text:p>
          </table:table-cell>
          <table:table-cell office:value-type="string">
            <text:p>1.11 (0.99-1.24)</text:p>
          </table:table-cell>
          <table:table-cell office:value-type="string">
            <text:p>1.10 (0.98-1.25)</text:p>
          </table:table-cell>
          <table:table-cell office:value-type="string">
            <text:p>0.86 (0.48-1.56)</text:p>
          </table:table-cell>
        </table:table-row>
        <table:table-row table:style-name="ro1">
          <table:table-cell table:style-name="ce1" office:value-type="string">
            <text:p>Smoking status (missing set to non)</text:p>
          </table:table-cell>
          <table:table-cell table:style-name="ce1" office:value-type="string">
            <text:p>Never</text:p>
          </table:table-cell>
          <table:table-cell table:style-name="ce1" office:value-type="float" office:value="1055650">
            <text:p>1055650</text:p>
          </table:table-cell>
          <table:table-cell table:style-name="ce1" office:value-type="float" office:value="9077">
            <text:p>9077</text:p>
          </table:table-cell>
          <table:table-cell table:style-name="ce1" office:value-type="float" office:value="436070.15">
            <text:p>436070.15</text:p>
          </table:table-cell>
          <table:table-cell table:style-name="ce1" office:value-type="float" office:value="2081.55">
            <text:p>2081.55</text:p>
          </table:table-cell>
          <table:table-cell table:number-columns-repeated="5" table:style-name="ce2" office:value-type="float" office:value="1">
            <text:p>1</text:p>
          </table:table-cell>
        </table:table-row>
        <table:table-row table:style-name="ro1">
          <table:table-cell table:style-name="ce1"/>
          <table:table-cell table:style-name="ce1" office:value-type="string">
            <text:p>Former</text:p>
          </table:table-cell>
          <table:table-cell table:style-name="ce1" office:value-type="float" office:value="1482729">
            <text:p>1482729</text:p>
          </table:table-cell>
          <table:table-cell table:style-name="ce1" office:value-type="float" office:value="20145">
            <text:p>20145</text:p>
          </table:table-cell>
          <table:table-cell table:style-name="ce1" office:value-type="float" office:value="610006.47">
            <text:p>610006.47</text:p>
          </table:table-cell>
          <table:table-cell table:style-name="ce1" office:value-type="float" office:value="3302.42">
            <text:p>3302.42</text:p>
          </table:table-cell>
          <table:table-cell table:style-name="ce1" office:value-type="string">
            <text:p>1.57 (1.53-1.61)</text:p>
          </table:table-cell>
          <table:table-cell table:style-name="ce1" office:value-type="string">
            <text:p>1.59 (1.55-1.63)</text:p>
          </table:table-cell>
          <table:table-cell table:number-columns-repeated="2" table:style-name="ce1" office:value-type="string">
            <text:p>1.27 (1.24-1.30)</text:p>
          </table:table-cell>
          <table:table-cell table:style-name="ce1" office:value-type="string">
            <text:p>1.13 (1.02-1.25)</text:p>
          </table:table-cell>
        </table:table-row>
        <table:table-row table:style-name="ro1">
          <table:table-cell table:style-name="ce1"/>
          <table:table-cell table:style-name="ce1" office:value-type="string">
            <text:p>Current</text:p>
          </table:table-cell>
          <table:table-cell table:style-name="ce1" office:value-type="float" office:value="221807">
            <text:p>221807</text:p>
          </table:table-cell>
          <table:table-cell table:style-name="ce1" office:value-type="float" office:value="2310">
            <text:p>2310</text:p>
          </table:table-cell>
          <table:table-cell table:style-name="ce1" office:value-type="float" office:value="91177.561">
            <text:p>91177.561</text:p>
          </table:table-cell>
          <table:table-cell table:style-name="ce1" office:value-type="float" office:value="2533.52">
            <text:p>2533.52</text:p>
          </table:table-cell>
          <table:table-cell table:style-name="ce1" office:value-type="string">
            <text:p>1.14 (1.09-1.19)</text:p>
          </table:table-cell>
          <table:table-cell table:style-name="ce1" office:value-type="string">
            <text:p>1.55 (1.48-1.63)</text:p>
          </table:table-cell>
          <table:table-cell table:style-name="ce1" office:value-type="string">
            <text:p>1.10 (1.05-1.15)</text:p>
          </table:table-cell>
          <table:table-cell table:style-name="ce1" office:value-type="string">
            <text:p>1.11 (1.05-1.16)</text:p>
          </table:table-cell>
          <table:table-cell table:style-name="ce1" office:value-type="string">
            <text:p>0.65 (0.50-0.83)</text:p>
          </table:table-cell>
        </table:table-row>
        <table:table-row table:style-name="ro1">
          <table:table-cell office:value-type="string">
            <text:p>Rural Urban in five categories</text:p>
          </table:table-cell>
          <table:table-cell office:value-type="string">
            <text:p>Urban major conurbation</text:p>
          </table:table-cell>
          <table:table-cell office:value-type="float" office:value="388401">
            <text:p>388401</text:p>
          </table:table-cell>
          <table:table-cell office:value-type="float" office:value="6031">
            <text:p>6031</text:p>
          </table:table-cell>
          <table:table-cell office:value-type="float" office:value="159620.88">
            <text:p>159620.88</text:p>
          </table:table-cell>
          <table:table-cell office:value-type="float" office:value="3778.33">
            <text:p>3778.33</text:p>
          </table:table-cell>
          <table:table-cell table:number-columns-repeated="5" table:style-name="ce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rban minor conurbation</text:p>
          </table:table-cell>
          <table:table-cell office:value-type="float" office:value="178057">
            <text:p>178057</text:p>
          </table:table-cell>
          <table:table-cell office:value-type="float" office:value="3079">
            <text:p>3079</text:p>
          </table:table-cell>
          <table:table-cell office:value-type="float" office:value="73067.083">
            <text:p>73067.083</text:p>
          </table:table-cell>
          <table:table-cell office:value-type="float" office:value="4213.94">
            <text:p>4213.94</text:p>
          </table:table-cell>
          <table:table-cell office:value-type="string">
            <text:p>0.99 (0.91-1.08)</text:p>
          </table:table-cell>
          <table:table-cell office:value-type="string">
            <text:p>0.96 (0.88-1.05)</text:p>
          </table:table-cell>
          <table:table-cell office:value-type="string">
            <text:p>1.09 (1.00-1.19)</text:p>
          </table:table-cell>
          <table:table-cell office:value-type="string">
            <text:p>1.10 (0.99-1.21)</text:p>
          </table:table-cell>
          <table:table-cell office:value-type="string">
            <text:p>0.51 (0.20-1.30)</text:p>
          </table:table-cell>
        </table:table-row>
        <table:table-row table:style-name="ro1">
          <table:table-cell/>
          <table:table-cell office:value-type="string">
            <text:p>Urban city and town</text:p>
          </table:table-cell>
          <table:table-cell office:value-type="float" office:value="1406923">
            <text:p>1406923</text:p>
          </table:table-cell>
          <table:table-cell office:value-type="float" office:value="16030">
            <text:p>16030</text:p>
          </table:table-cell>
          <table:table-cell office:value-type="float" office:value="579781.69">
            <text:p>579781.69</text:p>
          </table:table-cell>
          <table:table-cell office:value-type="float" office:value="2764.83">
            <text:p>2764.83</text:p>
          </table:table-cell>
          <table:table-cell office:value-type="string">
            <text:p>0.89 (0.84-0.94)</text:p>
          </table:table-cell>
          <table:table-cell office:value-type="string">
            <text:p>0.88 (0.83-0.93)</text:p>
          </table:table-cell>
          <table:table-cell office:value-type="string">
            <text:p>0.93 (0.88-0.99)</text:p>
          </table:table-cell>
          <table:table-cell office:value-type="string">
            <text:p>0.94 (0.87-1.00)</text:p>
          </table:table-cell>
          <table:table-cell office:value-type="string">
            <text:p>0.78 (0.51-1.19)</text:p>
          </table:table-cell>
        </table:table-row>
        <table:table-row table:style-name="ro1">
          <table:table-cell/>
          <table:table-cell office:value-type="string">
            <text:p>Rural town and fringe</text:p>
          </table:table-cell>
          <table:table-cell office:value-type="float" office:value="433067">
            <text:p>433067</text:p>
          </table:table-cell>
          <table:table-cell office:value-type="float" office:value="3999">
            <text:p>3999</text:p>
          </table:table-cell>
          <table:table-cell office:value-type="float" office:value="178654.62">
            <text:p>178654.62</text:p>
          </table:table-cell>
          <table:table-cell office:value-type="float" office:value="2238.4">
            <text:p>2238.4</text:p>
          </table:table-cell>
          <table:table-cell office:value-type="string">
            <text:p>0.78 (0.74-0.83)</text:p>
          </table:table-cell>
          <table:table-cell office:value-type="string">
            <text:p>0.78 (0.73-0.83)</text:p>
          </table:table-cell>
          <table:table-cell office:value-type="string">
            <text:p>0.91 (0.85-0.97)</text:p>
          </table:table-cell>
          <table:table-cell office:value-type="string">
            <text:p>0.92 (0.86-0.99)</text:p>
          </table:table-cell>
          <table:table-cell office:value-type="string">
            <text:p>0.77 (0.41-1.45)</text:p>
          </table:table-cell>
        </table:table-row>
        <table:table-row table:style-name="ro1">
          <table:table-cell/>
          <table:table-cell office:value-type="string">
            <text:p>Rural village and dispersed</text:p>
          </table:table-cell>
          <table:table-cell office:value-type="float" office:value="336785">
            <text:p>336785</text:p>
          </table:table-cell>
          <table:table-cell office:value-type="float" office:value="2193">
            <text:p>2193</text:p>
          </table:table-cell>
          <table:table-cell office:value-type="float" office:value="139143.12">
            <text:p>139143.12</text:p>
          </table:table-cell>
          <table:table-cell office:value-type="float" office:value="1576.08">
            <text:p>1576.08</text:p>
          </table:table-cell>
          <table:table-cell office:value-type="string">
            <text:p>0.60 (0.56-0.64)</text:p>
          </table:table-cell>
          <table:table-cell office:value-type="string">
            <text:p>0.63 (0.58-0.67)</text:p>
          </table:table-cell>
          <table:table-cell office:value-type="string">
            <text:p>0.73 (0.68-0.79)</text:p>
          </table:table-cell>
          <table:table-cell office:value-type="string">
            <text:p>0.73 (0.67-0.79)</text:p>
          </table:table-cell>
          <table:table-cell office:value-type="string">
            <text:p>0.33 (0.13-0.87)</text:p>
          </table:table-cell>
        </table:table-row>
        <table:table-row table:style-name="ro2">
          <table:table-cell office:value-type="string">
            <text:p>Categorical number of comorbidites of interest</text:p>
          </table:table-cell>
          <table:table-cell office:value-type="string">
            <text:p>No comorbidities</text:p>
          </table:table-cell>
          <table:table-cell office:value-type="float" office:value="1214145">
            <text:p>1214145</text:p>
          </table:table-cell>
          <table:table-cell office:value-type="float" office:value="4929">
            <text:p>4929</text:p>
          </table:table-cell>
          <table:table-cell office:value-type="float" office:value="503660.99">
            <text:p>503660.99</text:p>
          </table:table-cell>
          <table:table-cell office:value-type="float" office:value="978.63">
            <text:p>978.63</text:p>
          </table:table-cell>
          <table:table-cell table:number-columns-repeated="5" table:style-name="ce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1 comorbidity</text:p>
          </table:table-cell>
          <table:table-cell office:value-type="float" office:value="856758">
            <text:p>856758</text:p>
          </table:table-cell>
          <table:table-cell office:value-type="float" office:value="8951">
            <text:p>8951</text:p>
          </table:table-cell>
          <table:table-cell office:value-type="float" office:value="353366.6">
            <text:p>353366.6</text:p>
          </table:table-cell>
          <table:table-cell office:value-type="float" office:value="2533.06">
            <text:p>2533.06</text:p>
          </table:table-cell>
          <table:table-cell office:value-type="string">
            <text:p>2.54 (2.46-2.64)</text:p>
          </table:table-cell>
          <table:table-cell office:value-type="string">
            <text:p>2.11 (2.03-2.18)</text:p>
          </table:table-cell>
          <table:table-cell office:value-type="string">
            <text:p>2.01 (1.95-2.09)</text:p>
          </table:table-cell>
          <table:table-cell office:value-type="string">
            <text:p>2.03 (1.95-2.10)</text:p>
          </table:table-cell>
          <table:table-cell office:value-type="string">
            <text:p>1.75 (1.47-2.07)</text:p>
          </table:table-cell>
        </table:table-row>
        <table:table-row table:style-name="ro2">
          <table:table-cell/>
          <table:table-cell office:value-type="string">
            <text:p>2 or more comorbidities</text:p>
          </table:table-cell>
          <table:table-cell office:value-type="float" office:value="689283">
            <text:p>689283</text:p>
          </table:table-cell>
          <table:table-cell office:value-type="float" office:value="17652">
            <text:p>17652</text:p>
          </table:table-cell>
          <table:table-cell office:value-type="float" office:value="280226.61">
            <text:p>280226.61</text:p>
          </table:table-cell>
          <table:table-cell office:value-type="float" office:value="6299.19">
            <text:p>6299.19</text:p>
          </table:table-cell>
          <table:table-cell office:value-type="string">
            <text:p>6.28 (6.10-6.47)</text:p>
          </table:table-cell>
          <table:table-cell office:value-type="string">
            <text:p>4.40 (4.26-4.55)</text:p>
          </table:table-cell>
          <table:table-cell office:value-type="string">
            <text:p>3.99 (3.86-4.13)</text:p>
          </table:table-cell>
          <table:table-cell office:value-type="string">
            <text:p>3.97 (3.83-4.12)</text:p>
          </table:table-cell>
          <table:table-cell office:value-type="string">
            <text:p>4.00 (3.41-4.69)</text:p>
          </table:table-cell>
        </table:table-row>
        <table:table-row table:style-name="ro1">
          <table:table-cell table:style-name="ce1" office:value-type="string">
            <text:p>Index of Multiple Deprivation (IMD)</text:p>
          </table:table-cell>
          <table:table-cell table:style-name="ce1" office:value-type="string">
            <text:p>1 least deprived</text:p>
          </table:table-cell>
          <table:table-cell table:style-name="ce1" office:value-type="float" office:value="705785">
            <text:p>705785</text:p>
          </table:table-cell>
          <table:table-cell table:style-name="ce1" office:value-type="float" office:value="5959">
            <text:p>5959</text:p>
          </table:table-cell>
          <table:table-cell table:style-name="ce1" office:value-type="float" office:value="291450.79">
            <text:p>291450.79</text:p>
          </table:table-cell>
          <table:table-cell table:style-name="ce1" office:value-type="float" office:value="2044.6">
            <text:p>2044.6</text:p>
          </table:table-cell>
          <table:table-cell table:number-columns-repeated="5" table:style-name="ce2" office:value-type="float" office:value="1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658553">
            <text:p>658553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271686.9">
            <text:p>271686.9</text:p>
          </table:table-cell>
          <table:table-cell table:style-name="ce1" office:value-type="float" office:value="2318.85">
            <text:p>2318.85</text:p>
          </table:table-cell>
          <table:table-cell table:number-columns-repeated="2" table:style-name="ce1" office:value-type="string">
            <text:p>1.15 (1.11-1.19)</text:p>
          </table:table-cell>
          <table:table-cell table:style-name="ce1" office:value-type="string">
            <text:p>1.13 (1.09-1.17)</text:p>
          </table:table-cell>
          <table:table-cell table:style-name="ce1" office:value-type="string">
            <text:p>1.13 (1.09-1.18)</text:p>
          </table:table-cell>
          <table:table-cell table:style-name="ce1" office:value-type="string">
            <text:p>1.55 (1.22-1.97)</text:p>
          </table:table-cell>
        </table:table-row>
        <table:table-row table:style-name="ro1"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82564">
            <text:p>582564</text:p>
          </table:table-cell>
          <table:table-cell table:style-name="ce1" office:value-type="float" office:value="6317">
            <text:p>6317</text:p>
          </table:table-cell>
          <table:table-cell table:style-name="ce1" office:value-type="float" office:value="240113.11">
            <text:p>240113.11</text:p>
          </table:table-cell>
          <table:table-cell table:style-name="ce1" office:value-type="float" office:value="2630.84">
            <text:p>2630.84</text:p>
          </table:table-cell>
          <table:table-cell table:style-name="ce1" office:value-type="string">
            <text:p>1.31 (1.27-1.36)</text:p>
          </table:table-cell>
          <table:table-cell table:style-name="ce1" office:value-type="string">
            <text:p>1.32 (1.27-1.36)</text:p>
          </table:table-cell>
          <table:table-cell table:style-name="ce1" office:value-type="string">
            <text:p>1.25 (1.21-1.30)</text:p>
          </table:table-cell>
          <table:table-cell table:style-name="ce1" office:value-type="string">
            <text:p>1.25 (1.20-1.30)</text:p>
          </table:table-cell>
          <table:table-cell table:style-name="ce1" office:value-type="string">
            <text:p>1.68 (1.34-2.10)</text:p>
          </table:table-cell>
        </table:table-row>
        <table:table-row table:style-name="ro1"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474074">
            <text:p>474074</text:p>
          </table:table-cell>
          <table:table-cell table:style-name="ce1" office:value-type="float" office:value="6623">
            <text:p>6623</text:p>
          </table:table-cell>
          <table:table-cell table:style-name="ce1" office:value-type="float" office:value="194971.23">
            <text:p>194971.23</text:p>
          </table:table-cell>
          <table:table-cell table:style-name="ce1" office:value-type="float" office:value="3396.91">
            <text:p>3396.91</text:p>
          </table:table-cell>
          <table:table-cell table:style-name="ce1" office:value-type="string">
            <text:p>1.57 (1.52-1.63)</text:p>
          </table:table-cell>
          <table:table-cell table:style-name="ce1" office:value-type="string">
            <text:p>1.59 (1.53-1.64)</text:p>
          </table:table-cell>
          <table:table-cell table:number-columns-repeated="2" table:style-name="ce1" office:value-type="string">
            <text:p>1.41 (1.36-1.47)</text:p>
          </table:table-cell>
          <table:table-cell table:style-name="ce1" office:value-type="string">
            <text:p>1.93 (1.55-2.40)</text:p>
          </table:table-cell>
        </table:table-row>
        <table:table-row table:style-name="ro1">
          <table:table-cell/>
          <table:table-cell table:style-name="ce1" office:value-type="string">
            <text:p>5 most deprived</text:p>
          </table:table-cell>
          <table:table-cell table:style-name="ce1" office:value-type="float" office:value="322229">
            <text:p>322229</text:p>
          </table:table-cell>
          <table:table-cell table:style-name="ce1" office:value-type="float" office:value="6133">
            <text:p>6133</text:p>
          </table:table-cell>
          <table:table-cell table:style-name="ce1" office:value-type="float" office:value="132033.75">
            <text:p>132033.75</text:p>
          </table:table-cell>
          <table:table-cell table:style-name="ce1" office:value-type="float" office:value="4645.02">
            <text:p>4645.02</text:p>
          </table:table-cell>
          <table:table-cell table:style-name="ce1" office:value-type="string">
            <text:p>1.94 (1.87-2.03)</text:p>
          </table:table-cell>
          <table:table-cell table:style-name="ce1" office:value-type="string">
            <text:p>1.99 (1.91-2.07)</text:p>
          </table:table-cell>
          <table:table-cell table:style-name="ce1" office:value-type="string">
            <text:p>1.66 (1.59-1.73)</text:p>
          </table:table-cell>
          <table:table-cell table:style-name="ce1" office:value-type="string">
            <text:p>1.67 (1.60-1.74)</text:p>
          </table:table-cell>
          <table:table-cell table:style-name="ce1" office:value-type="string">
            <text:p>2.28 (1.83-2.85)</text:p>
          </table:table-cell>
        </table:table-row>
        <table:table-row table:style-name="ro2">
          <table:table-cell office:value-type="string">
            <text:p>calculated No of ppl in household</text:p>
          </table:table-cell>
          <table:table-cell office:value-type="string">
            <text:p>1-2</text:p>
          </table:table-cell>
          <table:table-cell office:value-type="float" office:value="2131787">
            <text:p>2131787</text:p>
          </table:table-cell>
          <table:table-cell office:value-type="float" office:value="24753">
            <text:p>24753</text:p>
          </table:table-cell>
          <table:table-cell office:value-type="float" office:value="878169.1">
            <text:p>878169.1</text:p>
          </table:table-cell>
          <table:table-cell office:value-type="float" office:value="2818.71">
            <text:p>2818.71</text:p>
          </table:table-cell>
          <table:table-cell table:number-columns-repeated="5" table:style-name="ce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3-5</text:p>
          </table:table-cell>
          <table:table-cell office:value-type="float" office:value="298684">
            <text:p>298684</text:p>
          </table:table-cell>
          <table:table-cell office:value-type="float" office:value="3160">
            <text:p>3160</text:p>
          </table:table-cell>
          <table:table-cell office:value-type="float" office:value="123188.52">
            <text:p>123188.52</text:p>
          </table:table-cell>
          <table:table-cell office:value-type="float" office:value="2565.17">
            <text:p>2565.17</text:p>
          </table:table-cell>
          <table:table-cell office:value-type="string">
            <text:p>0.88 (0.84-0.91)</text:p>
          </table:table-cell>
          <table:table-cell office:value-type="string">
            <text:p>1.11 (1.07-1.16)</text:p>
          </table:table-cell>
          <table:table-cell table:number-columns-repeated="2" office:value-type="string">
            <text:p>1.07 (1.03-1.11)</text:p>
          </table:table-cell>
          <table:table-cell office:value-type="string">
            <text:p>1.03 (0.93-1.15)</text:p>
          </table:table-cell>
        </table:table-row>
        <table:table-row table:style-name="ro1">
          <table:table-cell/>
          <table:table-cell office:value-type="string">
            <text:p>6+</text:p>
          </table:table-cell>
          <table:table-cell office:value-type="float" office:value="24534">
            <text:p>24534</text:p>
          </table:table-cell>
          <table:table-cell office:value-type="float" office:value="425">
            <text:p>425</text:p>
          </table:table-cell>
          <table:table-cell office:value-type="float" office:value="10061.155">
            <text:p>10061.155</text:p>
          </table:table-cell>
          <table:table-cell office:value-type="float" office:value="4224.17">
            <text:p>4224.17</text:p>
          </table:table-cell>
          <table:table-cell office:value-type="string">
            <text:p>1.46 (1.30-1.63)</text:p>
          </table:table-cell>
          <table:table-cell office:value-type="string">
            <text:p>1.68 (1.51-1.88)</text:p>
          </table:table-cell>
          <table:table-cell table:number-columns-repeated="2" office:value-type="string">
            <text:p>1.65 (1.47-1.84)</text:p>
          </table:table-cell>
          <table:table-cell office:value-type="string">
            <text:p>1.45 (1.30-1.62)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6">26/07/2021</text:date>, <text:time>21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0:00:38.04</meta:creation-date>
    <dc:date>2021-07-26T21:29:30.94</dc:date>
    <meta:editing-duration>PT11H13M42S</meta:editing-duration>
    <meta:editing-cycles>3</meta:editing-cycles>
    <meta:generator>OpenOffice/4.1.10$Win32 OpenOffice.org_project/4110m2$Build-9807</meta:generator>
    <meta:document-statistic meta:table-count="3" meta:cell-count="303" meta:object-count="0"/>
  </office:meta>
</office:document-meta>
</file>